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2000000072A6CC3B9366436BD4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Liberation Serif" officeooo:rsid="0015c8b2" officeooo:paragraph-rsid="000e6e86"/>
    </style:style>
    <style:style style:name="P2" style:family="paragraph" style:parent-style-name="Standard">
      <style:paragraph-properties fo:text-align="justify" style:justify-single-word="false"/>
      <style:text-properties fo:color="#000000" loext:opacity="100%" style:font-name="Liberation Serif" officeooo:rsid="0015c8b2" officeooo:paragraph-rsid="000e6e86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Liberation Serif" fo:font-size="16pt" fo:font-style="italic" style:text-underline-style="solid" style:text-underline-width="auto" style:text-underline-color="font-color" fo:font-weight="normal" officeooo:rsid="0015c8b2" officeooo:paragraph-rsid="000e6e86" style:font-size-asian="16pt" style:font-style-asian="italic" style:font-weight-asian="normal" style:font-size-complex="16pt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officeooo:rsid="000e6e86" officeooo:paragraph-rsid="000e6e86"/>
    </style:style>
    <style:style style:name="P5" style:family="paragraph" style:parent-style-name="Standard">
      <style:paragraph-properties fo:text-align="center" style:justify-single-word="false"/>
      <style:text-properties fo:font-style="italic" fo:font-weight="bold" officeooo:rsid="000e6e86" officeooo:paragraph-rsid="000e6e86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officeooo:paragraph-rsid="000e6e86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Text_20_body">
      <style:paragraph-properties fo:text-align="justify" style:justify-single-word="false"/>
      <style:text-properties officeooo:paragraph-rsid="000e6e86"/>
    </style:style>
    <style:style style:name="T1" style:family="text">
      <style:text-properties fo:font-variant="normal" fo:text-transform="none" style:font-name="Liberation Serif" fo:font-size="12pt" fo:letter-spacing="normal" fo:font-style="normal" fo:font-weight="normal" loext:padding="0cm" loext:border="none"/>
    </style:style>
    <style:style style:name="T2" style:family="text">
      <style:text-properties fo:font-variant="normal" fo:text-transform="none" style:font-name="Liberation Serif" fo:font-size="12pt" fo:letter-spacing="normal" fo:font-style="normal" fo:font-weight="bold" style:font-weight-asian="bold" style:font-weight-complex="bold" loext:padding="0cm" loext:border="none"/>
    </style:style>
    <style:style style:name="T3" style:family="text">
      <style:text-properties fo:color="#000000" loext:opacity="100%" style:font-name="Liberation Serif" officeooo:rsid="0015c8b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rabalho de Análise de Algoritmos.</text:p>
      <text:p text:style-name="P8"/>
      <text:p text:style-name="P1"><text:span text:style-name="T5">Nome</text:span>: Beatriz Borges, Beatriz Saito, Maria Angelica, Taynan Mancilla.</text:p>
      <text:p text:style-name="P1"/>
      <text:p text:style-name="P3">Selection Sort</text:p>
      <text:p text:style-name="P2"/>
      <text:p text:style-name="P9"><text:span text:style-name="T3">A ordenação de elementos é uma operação fundamental na ciência da computação, desempenhando um papel crucial em diversas aplicações. Entre os vários algoritmos de classificação, o Selection Sort é um dos métodos mais simples e intuitivos. O Selection Sort é um algoritmo de ordenação por comparação que se destaca por sua facilidade de compreensão e implementação. Neste relatório, exploraremos a classificação por Selection Sort em detalhes, examinando sua lógica de funcionamento, complexidade assintótica e desempenho em comparação com outros algoritmos de classificação, como o Bubble Sort, o Insertion Sort, o Shell Sort e o QuickSort.</text:span></text:p>
      <text:p text:style-name="P9"><text:span text:style-name="T1">O </text:span><text:span text:style-name="T2">Selection Sort </text:span><text:span text:style-name="T1">(Ordenação por Seleção) é um algoritmo de ordenação que funciona selecionando o menor elemento de um arranjo e colocando-o na primeira posição, depois selecionando o segundo menor elemento e colocando-o na segunda posição, e assim sucessivamente até que o arranjo esteja ordenado. O Selection Sort se destaca em relação aos outros algoritmos de ordenação em dois pontos: (i) por realizar um número mínimo de trocas, e (ii) não necessitar de uma estrutura de dados auxiliar para funcionar. Por esses motivos, o Selection Sort é indicado para a ordenação de arranjos quando memória extra disponível para uso é escassa, ou então o custo para trocar-se elementos de posição no arranjo é elevado.</text:span></text:p>
      <text:p text:style-name="P6">Ao comparar o Selection Sort com o Bubble Sort, notamos que ambos compartilham uma complexidade assintótica de O(n^2) em sua versão iterativa, onde 'n' representa o tamanho do conjunto a ser ordenado. No entanto, nas versões recursivas, o Selection Sort supera o Bubble Sort em termos de tempo de execução. O Selection Sort Recursivo levou 15.730043 segundos, enquanto o Bubble Sort Recursivo levou 16.229225 segundos. Essa diferença de desempenho pode ser atribuída à natureza das iterações, uma vez que o Bubble Sort realiza trocas repetidas, enquanto o Selection Sort faz uma única troca por passagem. A relação de recorrência em ambas as versões recursivas é semelhante, com chamadas recursivas em subconjuntos menores, mas o Bubble Sort sofre um pouco mais em relação ao Selection Sort, como refletido nos tempos de execução.</text:p>
      <text:p text:style-name="P6"/>
      <text:p text:style-name="P6">A análise dos algoritmos Selection Sort e Insertion Sort também revelou diferenças notáveis em seus tempos de execução. O Selection Sort, em sua versão iterativa, apresentou um tempo de execução de 16.186826 segundos, enquanto a versão recursiva teve um desempenho ligeiramente melhor, com 15.730043 segundos. Em contraste, o Insertion Sort demonstrou um desempenho significativamente mais eficiente, com tempos de execução muito menores, 9.561691 segundos na versão iterativa e 9.551868 segundos na versão recursiva. Ambos os algoritmos possuem complexidades de O(n^2) no pior caso, mas o Insertion Sort se destaca em cenários de arrays parcialmente ordenados, saindo mais cedo das iterações internas. A relação de recorrência da versão recursiva em ambos os algoritmos é semelhante, com T(n) = T(n-1) + O(n), mas o Insertion Sort é mais eficiente em situações em que o array de entrada já está parcialmente ordenado.</text:p>
      <text:p text:style-name="P6"/>
      <text:p text:style-name="P6">A comparação entre o Selection Sort e o Shell Sort revelou diferenças substanciais em termos de desempenho. O Selection Sort, em ambas as versões, apresentou tempos de execução significativamente mais longos em comparação com o Shell Sort. O tempo de execução do Selection Sort na versão iterativa foi de 16.186826 segundos, enquanto na versão recursiva foi de 15.730043 segundos. Em contraste, o Shell Sort demonstrou um desempenho excepcional, com <text:soft-page-break/>tempos de execução extremamente curtos, 0.040578 segundos na versão iterativa e 0.040778 segundos na versão recursiva. O Selection Sort possui complexidade O(n^2) no pior caso, devido ao processo de comparação e troca de elementos em todas as iterações. Em contrapartida, o Shell Sort é conhecido por ter uma complexidade média de O(n log^2 n) na versão iterativa. A análise exata da complexidade do Shell Sort depende do intervalo escolhido para as lacunas (gaps), mas, em geral, é mais eficiente do que o Selection Sort.</text:p>
      <text:p text:style-name="P6"/>
      <text:p text:style-name="P7">Na comparação final, o algoritmo de ordenação QuickSort superou o Selection Sort de maneira notável. Tanto na versão iterativa quanto na recursiva, o QuickSort apresentou tempos de execução significativamente mais curtos, 0.025358 segundos e 0.025036 segundos, respectivamente, em comparação com as versões correspondentes do Selection Sort, que levaram cerca de 16 segundos cada. Essa diferença acentuada pode ser atribuída à complexidade assintótica mais favorável do QuickSort, que é, em média, O(n log n), enquanto o Selection Sort tem complexidade O(n^2). A relação de recorrência da versão recursiva do QuickSort é geralmente expressa como <text:s text:c="17"/>T(n) = 2T(n/2) + O(n), refletindo seu desempenho superior em comparação com o Selection Sort.</text:p>
      <text:p text:style-name="P6"/>
      <text:p text:style-name="P6">Quando se trata de comparações, o MergeSort é outra adição importante a esta análise. O Selection Sort, tanto em sua versão iterativa quanto na recursiva, apresentou tempos de execução significativamente mais longos, levando cerca de 16 segundos cada. Isso se deve à natureza quadrática do Selection Sort, que não se comporta bem com conjuntos de dados grandes. Por outro lado, o MergeSort, nas versões iterativa e recursiva, demonstrou ser muito mais rápido, levando apenas cerca de 0,03 segundos. O desempenho superior do MergeSort se deve à sua análise assintótica de O(n log n), tornando-o altamente eficiente, especialmente para conjuntos de dados maiores.</text:p>
      <text:p text:style-name="P6"/>
      <text:p text:style-name="P4">Em resumo, a análise comparativa revelou que o Selection Sort, embora seja simples de entender e implementar, é menos eficiente em relação ao Insertion Sort, Shell Sort, QuickSort e MergeSort. A escolha do algoritmo de ordenação deve levar em consideração as características dos dados e as necessidades de desempenho específicas do contexto, garantindo que os dados usados na análise sejam mantidos para futuras referências.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char" svg:y="-2cm" svg:width="13.049cm" svg:height="1.859cm" draw:z-index="0"><draw:image xlink:href="Pictures/100000000000032000000072A6CC3B9366436BD4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23:24:15.444474421</meta:creation-date>
    <dc:date>2023-10-25T23:43:48.971193158</dc:date>
    <meta:editing-duration>PT8M22S</meta:editing-duration>
    <meta:editing-cycles>1</meta:editing-cycles>
    <meta:document-statistic meta:table-count="0" meta:image-count="1" meta:object-count="0" meta:page-count="2" meta:paragraph-count="11" meta:word-count="922" meta:character-count="6026" meta:non-whitespace-character-count="5098"/>
    <meta:generator>LibreOffice/7.3.7.2$Linux_X86_64 LibreOffice_project/30$Build-2</meta:generator>
  </office:meta>
</office:document-meta>
</file>